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ntenido1.html</text:p>
      <text:p text:style-name="Normal"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title&gt;Contenido 3&lt;/title&gt;</text:p>
      <text:p text:style-name="Normal">    &lt;style&gt;</text:p>
      <text:p text:style-name="Normal">        body {</text:p>
      <text:p text:style-name="Normal">            font-family: Arial, sans-serif;</text:p>
      <text:p text:style-name="Normal">            margin: 20px;</text:p>
      <text:p text:style-name="Normal">            line-height: 1.6;</text:p>
      <text:p text:style-name="Normal">        }</text:p>
      <text:p text:style-name="Normal">        h2 {</text:p>
      <text:p text:style-name="Normal">            color: #165fad;</text:p>
      <text:p text:style-name="Normal">        }</text:p>
      <text:p text:style-name="Normal">        table {</text:p>
      <text:p text:style-name="Normal">            border-collapse: collapse;</text:p>
      <text:p text:style-name="Normal">            width: 100%;</text:p>
      <text:p text:style-name="Normal">            margin-bottom:20px;</text:p>
      <text:p text:style-name="Normal">        }</text:p>
      <text:p text:style-name="Normal">        th, td {</text:p>
      <text:p text:style-name="Normal">            border: 1px solid #ccc;</text:p>
      <text:p text:style-name="Normal">            padding:10px;</text:p>
      <text:p text:style-name="Normal">            text-align:left;</text:p>
      <text:p text:style-name="Normal">        }</text:p>
      <text:p text:style-name="Normal">        th {</text:p>
      <text:p text:style-name="Normal">            background: #f4f4f4;</text:p>
      <text:p text:style-name="Normal">        }</text:p>
      <text:soft-page-break/>
      <text:p text:style-name="Normal">    &lt;/style&gt;</text:p>
      <text:p text:style-name="Normal">&lt;/head&gt;</text:p>
      <text:p text:style-name="Normal">&lt;body&gt;</text:p>
      <text:p text:style-name="Normal">    &lt;h2&gt;Contenido 3 - Tabla de Ejemplo&lt;/h2&gt;</text:p>
      <text:p text:style-name="Normal">    &lt;p&gt;En esta página mostramos una tabla simple con información estructurada.&lt;/p&gt;</text:p>
      <text:p text:style-name="Normal">    &lt;table&gt;</text:p>
      <text:p text:style-name="Normal">        &lt;tr&gt;</text:p>
      <text:p text:style-name="Normal">            &lt;th&gt;Producto&lt;/th&gt;</text:p>
      <text:p text:style-name="Normal">            &lt;th&gt;Descripción&lt;/th&gt;</text:p>
      <text:p text:style-name="Normal">            &lt;th&gt;Precio&lt;/th&gt;</text:p>
      <text:p text:style-name="Normal">        &lt;/tr&gt;</text:p>
      <text:p text:style-name="Normal">        &lt;tr&gt;</text:p>
      <text:p text:style-name="Normal">            &lt;td&gt;Producto A&lt;/td&gt;</text:p>
      <text:p text:style-name="Normal">            &lt;td&gt;Descripción corta del producto A.&lt;/td&gt;</text:p>
      <text:p text:style-name="Normal">            &lt;td&gt;€10.00&lt;/td&gt;</text:p>
      <text:p text:style-name="Normal">        &lt;/tr&gt;</text:p>
      <text:p text:style-name="Normal">        &lt;tr&gt;</text:p>
      <text:p text:style-name="Normal">            &lt;td&gt;Producto B&lt;/td&gt;</text:p>
      <text:p text:style-name="Normal">            &lt;td&gt;Descripción corta del producto B.&lt;/td&gt;</text:p>
      <text:p text:style-name="Normal">            &lt;td&gt;€20.00&lt;/td&gt;</text:p>
      <text:p text:style-name="Normal">        &lt;/tr&gt;</text:p>
      <text:p text:style-name="Normal">        &lt;tr&gt;</text:p>
      <text:p text:style-name="Normal">            &lt;td&gt;Producto C&lt;/td&gt;</text:p>
      <text:p text:style-name="Normal">            &lt;td&gt;Descripción corta del producto C.&lt;/td&gt;</text:p>
      <text:p text:style-name="Normal">            &lt;td&gt;€15.00&lt;/td&gt;</text:p>
      <text:p text:style-name="Normal">        &lt;/tr&gt;</text:p>
      <text:p text:style-name="Normal">    &lt;/table&gt;</text:p>
      <text:soft-page-break/>
      <text:p text:style-name="Normal">    &lt;p&gt;Puedes utilizar este formato para comparar distintos elementos, mostrar catálogos, datos estadísticos, etc.&lt;/p&gt;</text:p>
      <text:p text:style-name="Normal">&lt;/body&gt;</text:p>
      <text:p text:style-name="Normal">&lt;/html&gt;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5:01:00Z</meta:creation-date>
    <dc:date>2025-03-11T15:01:00Z</dc:date>
    <meta:template xlink:href="Normal" xlink:type="simple"/>
    <meta:editing-cycles>1</meta:editing-cycles>
    <meta:editing-duration>PT0S</meta:editing-duration>
    <meta:document-statistic meta:page-count="3" meta:paragraph-count="2" meta:word-count="224" meta:character-count="1457" meta:row-count="10" meta:non-whitespace-character-count="1235"/>
  </office:meta>
</office:document-meta>
</file>